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-color="#ff8080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-color="#aecf00" draw:textarea-horizontal-align="justify" draw:textarea-vertical-align="middle" draw:auto-grow-height="false"/>
    </style:style>
    <style:style style:name="gr5" style:family="graphic" style:parent-style-name="standard">
      <style:graphic-properties svg:stroke-width="0.025cm" svg:stroke-color="#000000" draw:marker-start-width="0.229cm" draw:marker-end-width="0.229cm" draw:fill-color="#ff8080" draw:textarea-horizontal-align="justify" draw:textarea-vertical-align="middle" draw:auto-grow-height="false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229cm" draw:marker-end-width="0.229cm" draw:fill-color="#ffcc99" draw:textarea-horizontal-align="justify" draw:textarea-vertical-align="middle" draw:auto-grow-height="false" fo:padding-top="0.137cm" fo:padding-bottom="0.137cm" fo:padding-left="0.262cm" fo:padding-right="0.262cm"/>
    </style:style>
    <style:style style:name="gr7" style:family="graphic" style:parent-style-name="standard">
      <style:graphic-properties svg:stroke-width="0.025cm" svg:stroke-color="#000000" draw:marker-start-width="0.229cm" draw:marker-end-width="0.229cm" draw:fill-color="#aecf00" draw:textarea-horizontal-align="justify" draw:textarea-vertical-align="middle" draw:auto-grow-height="false" fo:padding-top="0.137cm" fo:padding-bottom="0.137cm" fo:padding-left="0.262cm" fo:padding-right="0.262cm"/>
    </style:style>
    <style:style style:name="gr8" style:family="graphic" style:parent-style-name="standard">
      <style:graphic-properties svg:stroke-width="0.025cm" svg:stroke-color="#000000" draw:marker-start-width="0.229cm" draw:marker-end-width="0.229cm" draw:textarea-horizontal-align="justify" draw:textarea-vertical-align="middle" draw:auto-grow-height="false" fo:padding-top="0.137cm" fo:padding-bottom="0.137cm" fo:padding-left="0.262cm" fo:padding-right="0.262cm"/>
    </style:style>
    <style:style style:name="gr9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10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11" style:family="graphic" style:parent-style-name="standard">
      <style:graphic-properties draw:fill-color="#aecf00"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096cm" svg:height="0.153cm" svg:x="7.924cm" svg:y="2.3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097cm" svg:height="0.153cm" svg:x="7.923cm" svg:y="1.0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096cm" svg:height="0.153cm" svg:x="7.924cm" svg:y="4.0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096cm" svg:height="0.152cm" svg:x="7.924cm" svg:y="2.6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096cm" svg:height="1.232cm" svg:x="0.203cm" svg:y="4.5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096cm" svg:height="1.205cm" svg:x="0.203cm" svg:y="5.7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096cm" svg:height="1.233cm" svg:x="0.203cm" svg:y="2.06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6.096cm" svg:height="1.205cm" svg:x="0.203cm" svg:y="3.3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254cm" svg:height="0.254cm" svg:x="7.721cm" svg:y="8.1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254cm" svg:height="0.254cm" svg:x="10.413cm" svg:y="8.1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254cm" svg:height="0.254cm" svg:x="2.286cm" svg:y="8.1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254cm" svg:height="0.254cm" svg:x="4.978cm" svg:y="8.127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1.848cm" svg:height="0.725cm" svg:x="10.546cm" svg:y="7.924cm">
          <draw:text-box>
            <text:p>Rank 3</text:p>
          </draw:text-box>
        </draw:frame>
        <draw:frame draw:style-name="gr13" draw:layer="layout" svg:width="1.848cm" svg:height="0.725cm" svg:x="5.111cm" svg:y="7.924cm">
          <draw:text-box>
            <text:p>Rank 1</text:p>
          </draw:text-box>
        </draw:frame>
        <draw:frame draw:style-name="gr13" draw:layer="layout" svg:width="1.848cm" svg:height="0.725cm" svg:x="7.873cm" svg:y="7.938cm">
          <draw:text-box>
            <text:p>Rank 2</text:p>
          </draw:text-box>
        </draw:frame>
        <draw:frame draw:style-name="gr13" draw:layer="layout" svg:width="1.848cm" svg:height="0.725cm" svg:x="2.438cm" svg:y="7.924cm">
          <draw:text-box>
            <text:p>Rank 0</text:p>
          </draw:text-box>
        </draw:frame>
        <draw:custom-shape draw:style-name="gr1" draw:text-style-name="P1" draw:layer="layout" svg:width="6.096cm" svg:height="0.153cm" svg:x="7.924cm" svg:y="4.368cm">
          <text:p/>
          <draw:enhanced-geometry svg:viewBox="0 0 21600 21600" draw:type="rectangle" draw:enhanced-path="M 0 0 L 21600 0 21600 21600 0 21600 0 0 Z N"/>
        </draw:custom-shape>
        <draw:frame draw:style-name="gr13" draw:layer="layout" svg:width="3.762cm" svg:height="0.725cm" svg:x="1.574cm" svg:y="0.203cm">
          <draw:text-box>
            <text:p>Partitioned lattice</text:p>
          </draw:text-box>
        </draw:frame>
        <draw:frame draw:style-name="gr13" draw:layer="layout" svg:width="6.293cm" svg:height="0.725cm" svg:x="7.874cm" svg:y="0.24cm">
          <draw:text-box>
            <text:p>Ghost regions of each partition</text:p>
          </draw:text-box>
        </draw:frame>
        <draw:custom-shape draw:style-name="gr5" draw:text-style-name="P1" draw:layer="layout" svg:width="6.096cm" svg:height="1.232cm" svg:x="7.924cm" svg:y="4.52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096cm" svg:height="1.205cm" svg:x="7.924cm" svg:y="6.16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096cm" svg:height="1.233cm" svg:x="7.924cm" svg:y="1.16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6.096cm" svg:height="1.205cm" svg:x="7.922cm" svg:y="2.85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096cm" svg:height="0.152cm" svg:x="7.924cm" svg:y="7.36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097cm" svg:height="0.153cm" svg:x="7.924cm" svg:y="5.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096cm" svg:height="0.153cm" svg:x="7.924cm" svg:y="5.99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text-properties fo:font-size="12pt" style:font-weight-asian="normal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5.24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&lt;jjramsey&gt;</meta:initial-creator>
    <meta:creation-date>2013-12-17T14:37:56</meta:creation-date>
    <dc:date>2014-07-18T15:32:52</dc:date>
    <dc:creator>James &lt;jjramsey&gt;</dc:creator>
    <meta:editing-duration>PT33M43S</meta:editing-duration>
    <meta:editing-cycles>17</meta:editing-cycles>
    <meta:generator>LibreOffice/4.0.4.2$Linux_X86_64 LibreOffice_project/400m0$Build-2</meta:generator>
    <meta:document-statistic meta:object-count="26"/>
  </office:meta>
</office:document-meta>
</file>